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7abe7" officeooo:paragraph-rsid="0007abe7" style:font-size-asian="10.5pt" style:font-size-complex="12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7abe7" officeooo:paragraph-rsid="0007abe7"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c4832" officeooo:paragraph-rsid="000c483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434e" officeooo:paragraph-rsid="000e434e"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7abe7" officeooo:paragraph-rsid="0007abe7"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officeooo:rsid="0007abe7" officeooo:paragraph-rsid="0007abe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07abe7" officeooo:paragraph-rsid="00095357"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095357" officeooo:paragraph-rsid="0009535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0af96f" officeooo:paragraph-rsid="000af96f"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officeooo:rsid="000e434e" officeooo:paragraph-rsid="000e434e"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0c4832" officeooo:paragraph-rsid="000c4832" style:font-size-asian="11.3500003814697pt" style:font-weight-asian="normal" style:font-size-complex="13pt" style:font-weight-complex="normal"/>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abe7" officeooo:paragraph-rsid="0007abe7" style:font-size-asian="24pt" style:font-weight-asian="bold" style:font-size-complex="24pt" style:font-weight-complex="bold"/>
    </style:style>
    <style:style style:name="P13" style:family="paragraph" style:parent-style-name="Standard">
      <style:paragraph-properties fo:text-align="start" style:justify-single-word="false"/>
      <style:text-properties fo:font-size="10pt" style:text-underline-style="none" fo:font-weight="normal" officeooo:rsid="0012832c" officeooo:paragraph-rsid="0012832c" style:font-size-asian="8.75pt" style:font-weight-asian="normal" style:font-size-complex="10pt" style:font-weight-complex="normal"/>
    </style:style>
    <style:style style:name="T1" style:family="text">
      <style:text-properties officeooo:rsid="00095357"/>
    </style:style>
    <style:style style:name="T2" style:family="text">
      <style:text-properties fo:font-size="13pt" style:text-underline-style="none" fo:font-weight="normal" style:font-size-asian="11.3500003814697pt" style:font-weight-asian="normal" style:font-size-complex="13pt" style:font-weight-complex="normal"/>
    </style:style>
    <style:style style:name="T3" style:family="text">
      <style:text-properties fo:font-size="13pt" style:text-underline-style="none" fo:font-weight="normal" officeooo:rsid="000e434e" style:font-size-asian="11.3500003814697pt" style:font-weight-asian="normal" style:font-size-complex="13pt" style:font-weight-complex="normal"/>
    </style:style>
    <style:style style:name="T4" style:family="text">
      <style:text-properties officeooo:rsid="000af96f"/>
    </style:style>
    <style:style style:name="T5" style:family="text">
      <style:text-properties officeooo:rsid="000be3ac"/>
    </style:style>
    <style:style style:name="T6" style:family="text">
      <style:text-properties style:text-underline-style="none"/>
    </style:style>
    <style:style style:name="T7" style:family="text">
      <style:text-properties style:text-underline-style="none" officeooo:rsid="001160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formatik 10B+ 10.07.2022 </text:p>
      <text:p text:style-name="P13">Vincent Helmers, Amelie Vorholz, Lukas Laschinger Benedikt Waegele, Luca Schackman<text:tab/><text:tab/><text:tab/><text:tab/><text:tab/><text:tab/></text:p>
      <text:p text:style-name="P12">Birds Of Pre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Inhaltsverzeichnis</text:p>
      <text:p text:style-name="P2"/>
      <text:p text:style-name="P5">Projektziel / Vorwort<text:span text:style-name="T6"><text:tab/><text:tab/><text:tab/><text:tab/><text:tab/><text:tab/><text:tab/></text:span><text:span text:style-name="T7">2</text:span></text:p>
      <text:p text:style-name="P5"/>
      <text:p text:style-name="P5">Schwierigkeiten und deren Lösungen<text:span text:style-name="T6"><text:tab/><text:tab/><text:tab/><text:tab/><text:tab/></text:span><text:span text:style-name="T7">2 - 3</text:span></text:p>
      <text:p text:style-name="P5"/>
      <text:p text:style-name="P5">Arbeit im Team. Was hat geklappt, was nicht<text:span text:style-name="T6"><text:tab/><text:tab/><text:tab/><text:tab/></text:span><text:span text:style-name="T7">4</text:span></text:p>
      <text:p text:style-name="P5"/>
      <text:p text:style-name="P5">Reflexion<text:span text:style-name="T6"><text:tab/><text:tab/><text:tab/><text:tab/><text:tab/><text:tab/><text:tab/><text:tab/></text:span><text:span text:style-name="T7">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2">Projektziel / Vorwort</text:p>
      <text:p text:style-name="P2"/>
      <text:p text:style-name="P6">Sehr geehrter Leser; Sehr geehrte Leserin,</text:p>
      <text:p text:style-name="P6"/>
      <text:p text:style-name="P7">Im Rahmen unseres Informatik Projektes <text:s/>haben wir uns dafür entschieden ein Mehrspieler Spiel zu Programmieren. Ziel war es, ein Spiel zu programmieren, indem es darum geht sich im Luftkampf mit seinen Freunden zu messen. Es sollte also ein Spiel werden, bei dem man mit verschiedenen Flugzeugen online gegeneinander auf verschiedenen Welten in verschiedenen Spiel Modi kämpft. <text:s/><text:span text:style-name="T1">Dafür wird der Game Engine Unity benutzt </text:span><text:span text:style-name="T5">und in C# programmiert</text:span><text:span text:style-name="T1">. </text:span>Im Folgenden wird der Prozess zur Erstellung des Spiels näher beschrieben.<text:span text:style-name="T1"> </text:span>Des weiteren werden Schwierigkeiten und deren Lösungen dargelegt und eigene Erfahrungen geschilder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2">Schwierigkeiten und Lösungen</text:p>
      <text:p text:style-name="P2"/>
      <text:p text:style-name="P6">Bei der Erstellung eines solchen Spiels stößt man natürlich auf sehr viele Hindernisse und Probleme, die man gezwungen ist zu lösen oder zu umgehen um weiter Fortschritt zu machen. <text:span text:style-name="T1">Das kann ganz verschiedene Gründe haben. Entweder man hat Probleme mit Tools die von anderen erstellt wurden oder man hat selbst fehlerhaften Code geschrieben und muss diesen finden und berichtigen. Es kann aber auch sein, dass einem, nachdem man das gesamte Grundgerüst erstellt hat, auffällt, dass es einen sehr viel leichteren Weg gibt den Code zu strukturieren und man deshalb sein ganzes Grundgerüst überarbeiten muss. Aber genug dem Gerede, es folgen die größten Schwierigkeiten und deren Lösungen die bei der Erstellung von Birds Of Prey aufgetreten sind. Das erste Problem, was gleich nach der Erschaffung des Projekts entstanden ist, war die Installierung von WebsocketSharp-netstandard über den Nuget Package Manager. Diese Library wird benutzt um eine TCP Connection mit dem Server herzustellen. Das große Problem war, dass wir nicht wussten, wie man den Nuget Package Manager innerhalb von Unity öffnet bzw. ihn in Unity installiert. Nach EINIGEM Suchen haben wir das Paket nuget for Unity gefunden, welches genau dieses Problem löst. Nach dem dieses Paket installiert war, <text:s/>war es auch sehr schnell möglich, sich mit ein Server über TCP zu verbinden und das synchronisieren von Position war nach 2-3 Tagen Arbeit verhältnismäßig schnell eingebaut. Nun hat man aber festgestellt, dass die Bewegung nicht perfekt synchronisiert ist, sondern der andere Client jeweils ruckelt d.h., dass er hin und her gezittert ist, wenn man sich beweg hat. Das Problem </text:span></text:p>
      <text:p text:style-name="P8">wurde auch nicht sofort gelöst, da wir den genauen Grund noch nicht kannten, jedoch sind wir nach einiger Zeit darauf gekommen, dass dieses Verhalten etwas mit der Art der Verbindung zu tun hat. Das Problem war, dass der Client über TCP mit dem Server verbunden ist. Dies hat zur Folge, dass die gesendeten <text:span text:style-name="T4">Positions</text:span> <text:span text:style-name="T4">Pakete</text:span> zwar in der richtigen Reihenfolge und vollständig <text:span text:style-name="T4">bei dem Server </text:span>ankommen, allerdings das <text:span text:style-name="T4">eine erheblich Verlangsamung mit sich bringt, was das Problem für das Ruckeln war. Die Lösung ist nicht nur eine Verbindung über TCP aufzubauen, sondern gleichzeitig auch eine über UDP. Die Positions <text:s/>Pakete werden dann über UDP geschicket, was sehr viel ist als TCP, jedoch einen höheren Packet Loss mit sich bringt. Der ganze Rest wird über TCP geschickt, da dass keine so großen Datenmengen sind und eine leichte Verzögerung keinen Unterschied macht.</text:span></text:p>
      <text:p text:style-name="P9"/>
      <text:p text:style-name="P9">Bei dem Projekt gab es außerdem noch folgende kleinere Bugs, die keine größere Erklärung benötigen:</text:p>
      <text:p text:style-name="P9"/>
      <text:p text:style-name="P9">- Flugzeuge erscheinen beim jeweils anderen nicht »» PlayerManager Klasse hat die Werte als „erschienen“ eingetragen, sie aber gar nicht wirklich erscheinen lassen</text:p>
      <text:p text:style-name="P9">- Flugzeuge erscheinen beim jeweils anderen 1000<text:span text:style-name="T5">nde </text:span>von Malen »» Player Manager Klasse hat nicht überprüft ob schon ein derartiges Flugzeug erschaffen wurde</text:p>
      <text:p text:style-name="P9">- Concurrent Read and Write Exceptions auf Client und Server »» Es wurde von zwei Threads gleichzeitig auf dieselbe Map zugegriffen. Auf dem Server mit „mutex“ gelöst auf dem Client mit dem lock keyword</text:p>
      <text:p text:style-name="P9">- Organisation von Clients in eine Room war unübersichtlich und kompliziert »» (Mehr ein Design Fehler, ist aber trotzdem die Erwähnung wert) Anstatt vielen einzelnen Listen zu <text:soft-page-break/>machen die jeweils für jeden Client einen bestimmten Wert speichern z.B.: List&lt;string&gt; ids</text:p>
      <text:p text:style-name="P9">und List&lt;string&gt; names, erstellt man eine Client Klasse die als Attribute in dem Beispiel id und name hat und macht ein Liste aus dieser Klasse was die Einfachheit erheblich erleichtert.</text:p>
      <text:p text:style-name="P9">Das war jetzt natürlich nur ein winziger Bruchteil der Probleme und alle Aufzuzählen würde glaube ich den Rahmen sprengen, aber vielleicht gibt das eine kleine Übersicht über die Diversität, Frequenz und Komplexität der Proble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Arbeit im Team</text:p>
      <text:p text:style-name="P11"/>
      <text:p text:style-name="P3"><text:span text:style-name="T2">Die Arbeit im Team hat bei unserer Gruppe erstaunlich gut funktioniert. Die Aufgabenteilung war sehr schnell festgelegt (Programmieren: Vincent H., Luca S.; Design: Amelie V., Lukas L.; Map und GameDesign: Benedikt W.). Außerdem konnten, so wie ich es empfunden habe, alle beteiligten </text:span><text:span text:style-name="T3">et</text:span><text:span text:style-name="T2">was von dem Projekt und </text:span><text:span text:style-name="T3">den anderen</text:span><text:span text:style-name="T2"> Gruppenmitgliedern lernen. So hat Benedikt W. Sich durch das Projekt das erste Mal </text:span><text:span text:style-name="T3">damit beschäftigt</text:span><text:span text:style-name="T2">, wie man Welten aus echten Daten in Blender generiert und Amelie </text:span><text:span text:style-name="T3">h</text:span><text:span text:style-name="T2">at gelernt, wie man im agilen Projektmanagement arbeitet und im Kern UI für so ein Spiel erstellt. Vincent H. konnte extrem viel über Networking und Code Design lernen was von essentieller Bedeutung ist. Luca S. hat viele Erfahrungen im Bereich Character Controlling gemacht. Dieses alles zeugt von guter Zusammenarbeit und </text:span><text:span text:style-name="T3">hoher</text:span><text:span text:style-name="T2"> Lernbereitschaf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4">Reflexion</text:p>
      <text:p text:style-name="P4"/>
      <text:p text:style-name="P10">Von dem vorher genannten Projektziel wurde so ziemlich alles erreicht. Man kann mit verschiedenen Flugzeugen in verschiedenen Welten in verschiedenen Modi gegeneinander antreten. Jedoch haben wir es leider nicht mehr geschafft, das Spiel so weit zu bringen, dass es zum Beispiel ein Währungssystem gibt, womit man andere Flugzeuge freischalten kann. Außerdem gibt es noch Probleme mit der Anzeige der UI und es sind leider nicht so viele Sachen hinzugefügt worden, die man sich zu Beginn vorgestellt hat. Beispielsweise wäre es cool gewesen, wenn die Flugzeuge mehr ausgeglichen wären für besseres Gameplay und noch viele andere Quality Of Life Changes, die das Game noch erheblich verbessern würden wie mehr Animationen und Particle Effects. Im Grunde sind wir jedoch recht zufrieden mit dem Projekt und was daraus geworden ist, da das Spiel immerhin 5min Spaß macht und wir eine Menge gelernt hab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6T22:23:21.370000000</dc:date>
    <meta:editing-duration>PT39M33S</meta:editing-duration>
    <meta:editing-cycles>6</meta:editing-cycles>
    <meta:generator>LibreOffice/7.3.0.3$Windows_X86_64 LibreOffice_project/0f246aa12d0eee4a0f7adcefbf7c878fc2238db3</meta:generator>
    <meta:document-statistic meta:table-count="0" meta:image-count="0" meta:object-count="0" meta:page-count="7" meta:paragraph-count="25" meta:word-count="1006" meta:character-count="6570" meta:non-whitespace-character-count="5557"/>
  </office:meta>
</office:document-meta>
</file>